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office:font-face-decls>
  <office:automatic-styles>
    <style:style style:name="P1" style:family="paragraph" style:parent-style-name="Standard">
      <style:paragraph-properties fo:text-align="justify" style:justify-single-word="false"/>
      <style:text-properties style:font-name="Times New Roman" officeooo:paragraph-rsid="0000b777"/>
    </style:style>
    <style:style style:name="P2" style:family="paragraph" style:parent-style-name="Standard">
      <style:paragraph-properties fo:text-align="justify" style:justify-single-word="false" fo:break-before="page"/>
      <style:text-properties style:font-name="Times New Roman" officeooo:paragraph-rsid="0000b777"/>
    </style:style>
    <style:style style:name="P3" style:family="paragraph" style:parent-style-name="Standard">
      <style:paragraph-properties fo:text-align="justify" style:justify-single-word="false"/>
      <style:text-properties style:font-name="Times New Roman" officeooo:paragraph-rsid="00025e60"/>
    </style:style>
    <style:style style:name="P4" style:family="paragraph" style:parent-style-name="Standard">
      <style:paragraph-properties fo:text-align="justify" style:justify-single-word="false"/>
      <style:text-properties style:font-name="Times New Roman" officeooo:paragraph-rsid="000431f0"/>
    </style:style>
    <style:style style:name="P5" style:family="paragraph" style:parent-style-name="Standard">
      <style:paragraph-properties fo:text-align="justify" style:justify-single-word="false" fo:break-before="page"/>
      <style:text-properties style:font-name="Times New Roman" fo:font-weight="bold" officeooo:paragraph-rsid="0000b777" style:font-weight-asian="bold" style:font-weight-complex="bold"/>
    </style:style>
    <style:style style:name="T1" style:family="text">
      <style:text-properties officeooo:rsid="00025e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1. QED и преобразование EDDI-V <text:s text:c="2"/></text:p>
      <text:p text:style-name="P1">QED - это метод тестирования, который использует существующие тесты проверки системы и автоматически преобразует их в набор новых тестов с помощью различных QED-преобразований [Lin 12, Lin 14]. Тесты QED продемонстрировали высокую эффективность для быстрого обнаружения логических и электрических ошибок в процессорных ядрах, неосновных компонентах, ускорителях и компонентах, связанных с функциями управления питанием [Campbell 15, Hong 10, Lin 12, 14, 15a]. Здесь мы рассмотрим преобразование EDDI-V, которое является основной темой данной работы. </text:p>
      <text:p text:style-name="P1">EDDI-V [Hong 10, Lin 14] направлена на борьбу с ошибками внутри процессорных ядер путем частой проверки результатов оригинальных инструкций на результаты дублирующих инструкций. Сначала регистры и пространство памяти делятся на две половины, одна из которых предназначена для оригинальных инструкций, а другая - для дублированных. Затем соответствующие регистры и ячейки памяти для оригинальных и дублированных инструкций инициализируются одинаковыми значениями. Затем для каждой инструкции load, store, arithmetic, logical, shift или move в оригинальном тесте EDDI-V создает соответствующую дублирующую инструкцию, которая выполняет ту же операцию, но использует регистры и память, зарезервированные для дублирующих инструкций. Дублированные инструкции выполняются в том же порядке, что и оригинальные.</text:p>
      <text:p text:style-name="P1">Преобразование EDDI-V также вставляет периодические проверочные инструкции, которые сравнивают результаты выполнения оригинальных инструкций с результатами дублированных инструкций. Каждая проверочная инструкция имеет вид: CMP Ra, Ra′, где Ra и Ra′ - оригинальный и (соответствующий) дублированный регистры, соответственно. Несоответствие в любой проверочной инструкции означает ошибку.</text:p>
      <text:p text:style-name="P1"/>
      <text:p text:style-name="P1"/>
      <text:p text:style-name="P1"/>
      <text:p text:style-name="P5">B.2. <text:s/>Symbolic QED</text:p>
      <text:p text:style-name="P1">Символический QED [Lin 15a, Singh 18] сочетает в себе преобразования QED с проверкой ограниченных моделей (Bounded Model Checking, BMC). Bounded Model Checking использует решатель булевой допустимости (SAT) для проверки возможности нарушения заданного свойства за ограниченное число циклов для данного RTL-проекта, начиная с конкретного состояния. Если решение найдено, создается контрпример (конкретная трасса, нарушающая свойство, т. е. трасса ошибки). BMC гарантирует, что если контрпример найден, то он является контрпримером минимальной длины [Clarke 01]. Символический QED создает задачу BMC, которая перебирает все возможные тесты EDDI-V. Инструмент BMC ищет контрпримеры к свойствам вида:</text:p>
      <text:p text:style-name="P1">Ra == Ra′,</text:p>
      <text:p text:style-name="P3">где Ra - оригинальный регистр, а Ra′ - соответствующий дублирующий регистр, записанный во время теста EDDI-V. Без дополнительных ограничений механизм BMC будет находить ложные контрпримеры. Например, последовательность команд:</text:p>
      <text:p text:style-name="P3"/>
      <text:p text:style-name="P3"><text:tab/><text:tab/>MOV R1, 1; </text:p>
      <text:p text:style-name="P3"><text:tab/><text:tab/>MOV R17, 2; </text:p>
      <text:p text:style-name="P3"><text:tab/><text:tab/>CMP R1, R17 </text:p>
      <text:p text:style-name="P3"/>
      <text:p text:style-name="P3">приводит к тому, что R1 ≠ R17. Это неравенство не вызвано реальной ошибкой. Чтобы избежать подобных ситуаций, мы требуем, чтобы все контрпримеры были QED-совместимыми. Мы определяем QED-совместимый след ошибки как последовательность входов со следующими свойствами: </text:p>
      <text:p text:style-name="P3">1. Входы должны быть корректными инструкциями. Спецификации допустимых инструкций можно получить из архитектуры набора инструкций (ISA) процессорного ядра;</text:p>
      <text:p text:style-name="P3">2. Последовательность инструкций является тестом EDDI-V;</text:p>
      <text:p text:style-name="P3">3. Оригинальная и дублирующая подпоследовательности инструкций должны выполняться в том же порядке.</text:p>
      <text:p text:style-name="P3">4. Сравнение между оригинальным регистром R и соответствующим дублирующим регистром R′ происходит только в том случае, если оригинальная и соответствующая дублирующая инструкции были зафиксированы.</text:p>
      <text:p text:style-name="P3"/>
      <text:p text:style-name="P1">Для обеспечения того, чтобы BMC рассматривал только QED-совместимые трассировки ошибок, необходимо ограничить входные данные для проектирования. Это делается путем добавления модуля QED на этап выборки процессорного ядра во время BMC. Модуль QED автоматически преобразует последовательность исходных инструкций в QED-совместимую последовательность, например, как на рис. 5. Модуль QED требует, чтобы входная последовательность состояла только из корректных инструкций, которые читают из или записывают только в регистры и память, выделенные для исходных инструкций (условия могут быть заданы непосредственно в инструменте BMC). После выполнения подается сигнал (qed_ready), когда оригинальный и соответствующий дублированный регистры должны содержать одинаковые значения в ситуациях, свободных от ошибок, т. е. инструмент BMC должен проверить это свойство:</text:p>
      <text:p text:style-name="P1"/>
      <text:p text:style-name="P1">qed_ready ® ⋀=∈{?..AC1} Ra == Ra′,</text:p>
      <text:p text:style-name="P1"/>
      <text:p text:style-name="P1">где N - количество регистров, определяемое ISA. Здесь (для a ∈ {0. . N/2 - 1}) Ra и Ra′ соответствуют регистрам, выделенным для оригинальных инструкций и дублированных инструкций, соответственно.</text:p>
      <text:p text:style-name="P1"/>
      <text:p text:style-name="P1">Начальное состояние для выполнения BMC также должно быть QED-согласованным состоянием, в котором значение каждого оригинального регистра или ячейки памяти <text:soft-page-break/>совпадает с соответствующим дублированным регистром или ячейкой памяти. Это необходимо для предотвращения генерации ложных контрпримеров. Один из способов получить такое состояние - запустить тест EDDI-V в симуляции и остановиться сразу после того, как QED-проверка сравнит все значения регистров и памяти.</text:p>
      <text:p text:style-name="P1"/>
      <text:p text:style-name="P1"/>
      <text:p text:style-name="P1"/>
      <text:p text:style-name="P1"/>
      <text:p text:style-name="P1"/>
      <text:p text:style-name="P2">B.3. S2QED </text:p>
      <text:p text:style-name="P4">S2QED [Fadiheh 18] - это техника, которая расширяет Symbolic QED за счет включения символической инициализации. Как и техника в этой статье, S2QED также фокусируется строго на тестах EDDI-V. S2QED инициализирует две копии центрального процессора (назовем их CPU 1 и CPU 2). Затем определяется произвольное отображение один-к-одному между регистрами двух экземпляров CPU. Новое понятие "согласованность QED" определяется, когда все значения в регистрах CPU 1 совпадают со значениями в соответствующих сопоставленных регистрах CPU 2. Затем CPU 1 ограничивается стартом из конкретного состояния "промытый трубопровод", а CPU 2 стартует из символического начального состояния, с дополнительным ограничением, что оба CPU удовлетворяют этому понятию согласованности QED при инициализации. Затем, в начале проверки, CPU 1 считывает действительную инструкцию (называемую проверяемой инструкцией, или IUV), а CPU 2 считывает соответствующую дублирующую инструкцию QED (т. е. ту же инструкцию с заменой каждого регистра CPU 1 на соответствующий маппируемый регистр CPU 2). Затем CPU 1 ограничивается выборкой NOP до фиксации IUV, в то время как CPU 2 может получать произвольные допустимые инструкции (рассматриваемые формальным инструментом как символы). Затем S2QED пытается доказать, что в момент фиксации IUV регистры в двух CPU всегда будут оставаться QED-согласованными. </text:p>
      <text:p text:style-name="P4">Техника, разработанная в данной статье, отличается от S2QED несколькими ключевыми аспектами: </text:p>
      <text:p text:style-name="P4">1) S2QED не требует модуля QED или регистраторов QED во время предкремниевой верификации, тогда как методика, разработанная в данной работе, требует; 2) S2QED требует дублирования CPU (только во время предкремниевой верификации), тогда как методика, разработанная в данной работе, требует только одного CPU; Однако для мотивации методики, представленной в данной работе, ниже приведен пример ошибки, которую можно поймать только с помощью методики, разработанной в данной работе, а не S2QED. Пример. Когда все регистры в регистровом файле содержат значение - 1, следующая запись в регистр повреждается. Поскольку эта ошибка требует, чтобы все регистры имели одно и то же значение, все возможные отображения регистров между CPU 1 и CPU 2 поддерживают QED-консистентность во время активации ошибки. Для любого IUV ошибка воздействует на оба процессора одинаково, и невозможно обнаружить разницу между конечными значениями в соответствующих сопоставленных регистрах. В отличие от этого, техника, разработанная в данной статье, заставляет оригинальные и дублирующие инструкции выполняться последовательно. Это позволяет активировать ошибку во время выполнения оригинальной или дублирующей инструкции, но не другой, поэтому ошибка может быть обнаружена.</text:p>
      <text:p text:style-name="P1"/>
      <text:p text:style-name="P1"/>
      <text:p text:style-name="P1"/>
      <text:p text:style-name="P1"/>
      <text:p text:style-name="P1"/>
      <text:p text:style-name="P1"/>
      <text:p text:style-name="P1"/>
      <text:p text:style-name="P1"/>
      <text:p text:style-name="P1"/>
      <text:p text:style-name="P1"/>
      <text:p text:style-name="P1">Дублированные инструкции в EDDI не влияют на результат работы программы, но обнаруживают ошибки в системе во время выполнения. Цель EDDI - проверить любое отклонение от ожидаемого поведения компьютерной системы и обнаружить ошибку, вызванную внесенными в систему сбоями. Основная идея инструкций обнаружения ошибок заключается в дублировании исходных инструкций в программе, но с разными регистрами и переменными. Ведущая инструкция - это оригинальная инструкция в исходном коде, а теневая инструкция - это дублирующая инструкция, добавленная в исходный код. Регистры и <text:soft-page-break/>память общего назначения разделены на две группы для ведущих и теневых инструкций. Регистры и память для ведущих инструкций всегда должны иметь то же значение, что и регистры и память для теневых инструкций; таким образом, если произошло несоответствие между парой регистров для ведущей и теневой инструкций, ошибка может быть обнаружена путем сравнения значений этих двух регистров. Инструкция сравнения сравнивает значения двух регистров и вызывает обработчик ошибок, если они не совпадают. Простой пример исходного кода показан ниже:</text:p>
      <text:p text:style-name="P1"/>
      <text:p text:style-name="P1">ADD R3, R1, R2 ; R3 &lt;- R1 + R2.</text:p>
      <text:p text:style-name="P1"/>
      <text:p text:style-name="P1">Это инструкция сложения; первый операнд - целевой регистр, второй и третий операнды - исходные регистры, поэтому регистр R3 должен принимать сумму значений в регистрахR1 и R2. Соответствующие инструкции теневого вычисления и сравнения:</text:p>
      <text:p text:style-name="P1"/>
      <text:p text:style-name="P1"><text:tab/>ADD R3, R1, R2 <text:tab/><text:tab/><text:tab/>;главная инструкция</text:p>
      <text:p text:style-name="P1"><text:tab/>ADD R23, R21, R22 <text:tab/><text:tab/><text:tab/>;теневая инструкция</text:p>
      <text:p text:style-name="P1"><text:tab/>BNE R3, R23, gotoError <text:tab/><text:tab/>;инструкция сравнения</text:p>
      <text:p text:style-name="P1"/>
      <text:p text:style-name="P1">Предположим, что регистры R1, R2 и R3 - это ведущие регистры, а R21, R22 и R23 - теневые регистры, которые содержат те же значения, что и R1, R2 и R3 соответственно. Если значения в R1 и R21 одинаковы, а значения в R2 и R22 также одинаковы, то две суммы в R3 и R23 должны быть равны. В противном случае при выполнении операции произошла ошибка. Условная инструкция ветвления BNE R3 R23 gotoError (ветвь на gotoError, если R3 и R23 различны) выполняет сравнение и передает управление обработчику ошибок, если произошла ошибка. Нам необходимо определить, куда мы вставим эту инструкцию сравнения. Мы предполагаем, что сравнение должно выполняться непосредственно перед сохранением значений регистров в памяти или определением направления инструкции ветвления или перехода. Регистры используются для хранения временных значений для вычислений, а результаты вычислений сохраняются в памяти, чтобы освободить регистры для последующего использования. Мы сравниваем только конечные результаты вычислений, которые будут храниться в памяти для последующего использования. Если ошибка изменит промежуточный результат, то эффект от этого изменения, вероятно, распространится вниз до конечного вычисления и также испортит конечный результат (если нет, то есть ошибка замаскирована в промежуточном вычислении, и мы можем принять конечный результат за правильный). Таким образом, в ведущей и теневой инструкциях мы будем иметь разные конечные результаты вычислений, и ошибка может быть обнаружена путем сравнения ведущего и теневого регистров. С другой стороны, в регистрах часто хранятся значения для разрешения направлений ветвления. Типичный пример показан на рис. 3.1. </text:p>
      <text:p text:style-name="P1">После выполнения инструкций в блоке направление ветвления определяется значением переменной j. Если регистр (ведущий регистр) содержит значение этой переменной j и будет поврежден во время выполнения инструкций, то это приведет к неожиданному результату. Таким образом, чтобы обнаружить ошибочное ветвление, необходимо сравнить значение в ведущем регистре со значением в теневом регистре, содержащем то же значение j. Базовый блок - это последовательность инструкций без ветвлений, без переходов в блок или из блока, за исключением первой и последней инструкции блока. Базовый блок без хранения - это последовательность инструкций, в которой нет инструкции хранения, кроме последней инструкции, а последняя инструкция может быть инструкцией хранения или инструкцией ветвления. Пример показан на рис. 3.2. Базовый блок store less всегда находится внутри базового блока. Внутри базового блока store less теневые инструкции планируются таким образом, чтобы максимизировать использование ресурсов, пытаясь использовать незадействованные ресурсы, которые не используются основными инструкциями. Если последней инструкцией базового блока store less является инструкция tore, перед ней <text:soft-page-break/>помещается инструкция сравнения, чтобы сравнить значения ведущего и теневого регистров, которые будут сохранены в памяти. Планирование теневых инструкций будет подробно рассмотрено позже в разделе 4.</text:p>
      <text:p text:style-name="P1"/>
      <text:p text:style-name="P1">ADD R3, R2, R1</text:p>
      <text:p text:style-name="P1">SUB R3, R3, R4 базовый блок без хранения</text:p>
      <text:p text:style-name="P1">ST 0(SP), R3</text:p>
      <text:p text:style-name="P1">AND R1, R1, R2</text:p>
      <text:p text:style-name="P1">SUB R2, R2, R1 безэтапный базовый блок</text:p>
      <text:p text:style-name="P1">ST 0(SP), R2</text:p>
      <text:p text:style-name="P1"/>
      <text:p text:style-name="P1">3.2 Алгоритм для EDDI</text:p>
      <text:p text:style-name="P1">Пусть Ii - это i-я инструкция программы, i = 1, 2, ... N, где N - количество инструкций в программе. Инструкция Ij является зависимой от инструкции Ii, если Ij использует результат Ii, поэтому Ij будет выполнена после завершения Ii. Зависимость между Ii и Ij обозначается направленным ребром, упорядоченной парой (Ii, Ij). Граф зависимостей GD - это упорядоченный кортеж (V, E), состоящий из непустого множества V = {Ij ; j = 1, 2,..., N } и множества E = {(Ii, Ij) ; i, j = 1, 2,..., N }. GD k(Vk, Ek) - подграф GD, обозначающий зависимости внутри k-го беспакетного базового блока, состоящий из Vk = {Ikj ; j = 1, 2,..., nk } и Ek = {(Iki, Ikj) ; i, j = 1, 2,..., nk }, где nk - количество инструкций в k-м беспакетном базовом блоке. GDk`ы образуют разбиение на GD. </text:p>
      <text:p text:style-name="P1">Алгоритм добавления инструкций для обнаружения ошибок следующий:</text:p>
      <text:p text:style-name="P1"/>
      <text:p text:style-name="P1"/>
      <text:p text:style-name="P1">Часть GD для безэталонного базового блока на рис. 3.4 показана в (a). Строки 3, 4 и 5 алгоритма строят граф HDk в (b), вершинами которого являются теневые инструкции (I1', I2', I3', I4', I5'), соответствующие основным инструкциям (I1, I2, I3, I4, I5) в GD. Зависимости в HDk наследуются от зависимостей в GDk, поэтому ребра в HDk показывают те же зависимости между теневыми инструкциями, что и между ведущими инструкциями. После построения HDk в GDk добавляется инструкция сравнения, обозначаемая как Ic, поскольку I5 и I5' являются инструкциями хранения, и регистры должны быть сравнены перед сохранением результатов в памяти. Ic сравнивает результаты I5 и I5', то есть ее результат зависит от I5 и I5', поэтому добавляются два направленных ребра (I5, Ic) и (I5', Ic), соединяющие HDk с GD. Теперь GD представляет собой новую связь между ведущими, теневыми инструкциями и инструкциями сравнения. Эти инструкции планируются в строке 9. Запланированные инструкции показаны ниже:</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3T14:02:32.405250172</meta:creation-date>
    <dc:date>2024-01-03T19:04:03.001925674</dc:date>
    <meta:editing-duration>PT5H1M29S</meta:editing-duration>
    <meta:editing-cycles>3</meta:editing-cycles>
    <meta:generator>LibreOffice/7.5.9.2$Linux_X86_64 LibreOffice_project/50$Build-2</meta:generator>
    <meta:document-statistic meta:table-count="0" meta:image-count="0" meta:object-count="0" meta:page-count="6" meta:paragraph-count="42" meta:word-count="1962" meta:character-count="14297" meta:non-whitespace-character-count="12346"/>
  </office:meta>
</office:document-meta>
</file>